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 style:list-style-name="L1">
      <style:text-properties fo:font-style="italic" style:font-style-asian="italic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2">
      <style:text-properties fo:font-weight="bold" style:font-weight-asian="bold" style:font-weight-complex="bold"/>
    </style:style>
    <style:style style:name="P6" style:family="paragraph" style:parent-style-name="Standard" style:list-style-name="L2"/>
    <style:style style:name="P7" style:family="paragraph" style:parent-style-name="Standard"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8" style:family="paragraph" style:parent-style-name="Standard" style:list-style-name="L3"/>
    <style:style style:name="P9" style:family="paragraph" style:parent-style-name="Standard" style:list-style-name="L2">
      <style:text-properties style:font-name="Liberation Serif" fo:font-weight="bold" style:font-weight-asian="bold" style:font-weight-complex="bold"/>
    </style:style>
    <style:style style:name="P10" style:family="paragraph" style:parent-style-name="Standard" style:list-style-name="L4"/>
    <style:style style:name="P11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7f0055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000000" style:font-name="Liberation Serif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T10" style:family="text">
      <style:text-properties fo:color="#0000c0" style:font-name="Monospace" fo:font-size="10pt" style:font-name-asian="Monospace" style:font-size-asian="10pt" style:font-name-complex="Monospace" style:font-size-complex="10pt"/>
    </style:style>
    <style:style style:name="T11" style:family="text">
      <style:text-properties fo:color="#2a00ff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rança classes derivadas</text:p>
      <text:p text:style-name="Standard"/>
      <text:list xml:id="list906296291" text:style-name="L1">
        <text:list-item>
          <text:p text:style-name="P1">Herança é uma tecnica OO que permite que uma classe seja derivada de outra já existente.</text:p>
          <text:p text:style-name="P1"/>
        </text:list-item>
        <text:list-item>
          <text:p text:style-name="P1">Herdamos os atributos e métodos da classe base</text:p>
          <text:p text:style-name="P1"/>
        </text:list-item>
        <text:list-item>
          <text:p text:style-name="P1">Java só permite herança simples</text:p>
          <text:p text:style-name="P1"/>
        </text:list-item>
        <text:list-item>
          <text:p text:style-name="P1">comando que faz a herança <text:span text:style-name="T1">Extends</text:span></text:p>
        </text:list-item>
      </text:list>
      <text:p text:style-name="P2"/>
      <text:list xml:id="list362907402" text:continue-numbering="true" text:style-name="L1">
        <text:list-item>
          <text:p text:style-name="P3">Quando utilizamos o método de herança a classe filha herda todos os atributos e métodos da classe pai, mas não recebe o seu CONSTRUTOR. </text:p>
          <text:p text:style-name="P3"/>
          <text:p text:style-name="P3">Ou seja temos que fazer ele manualmente isso pode ser feito de duas maneiras ! </text:p>
        </text:list-item>
      </text:list>
      <text:p text:style-name="P2"><text:tab/></text:p>
      <text:p text:style-name="P2"><text:tab/>Ou criamos um construtor igualsinho o da classe base(pai) </text:p>
      <text:p text:style-name="P2"><text:tab/>Ou então invocamos através do super();</text:p>
      <text:p text:style-name="P2"/>
      <text:p text:style-name="P2"><text:tab/>criamos o construtor exemplo :</text:p>
      <text:p text:style-name="P2"/>
      <text:p text:style-name="P2"><text:tab/>Pessoa( String nome, String cpf) {</text:p>
      <text:p text:style-name="P2"/>
      <text:p text:style-name="P2"><text:tab/><text:tab/>super( nome, cpf)</text:p>
      <text:list xml:id="list1240944030" text:continue-numbering="true" text:style-name="L1">
        <text:list-item>
          <text:list>
            <text:list-header>
              <text:p text:style-name="P3"><text:s/></text:p>
            </text:list-header>
          </text:list>
          <text:p text:style-name="P1"><text:s/>}</text:p>
        </text:list-item>
      </text:list>
      <text:p text:style-name="P4"/>
      <text:p text:style-name="P4">Polimorfismo</text:p>
      <text:p text:style-name="P4"/>
      <text:list xml:id="list1159089096" text:style-name="L2">
        <text:list-item>
          <text:list>
            <text:list-item>
              <text:p text:style-name="P5"><text:span text:style-name="T2">um método pode ter um mesmo <text:s/>nome que outro método desde que o que estamos passando para eles seja diferente um do outro</text:span></text:p>
              <text:p text:style-name="P5"><text:span text:style-name="T2">eles recebem coisas diferentes mas a função é a mesma</text:span></text:p>
              <text:p text:style-name="P5"><text:span text:style-name="T2"/></text:p>
              <text:p text:style-name="P5"><text:span text:style-name="T2">eles podem ter o mesmo nome mas não pode ter a mesma chamada do método</text:span></text:p>
              <text:p text:style-name="P5"><text:span text:style-name="T2">- chamada é o que passamos nele <text:s/></text:span></text:p>
              <text:p text:style-name="P5"><text:span text:style-name="T2">ex: <text:s/>System.out.println(); <text:s/>pode passar uma string, inteiro, double , Object etc.</text:span></text:p>
              <text:p text:style-name="P5"><text:span text:style-name="T2"/></text:p>
            </text:list-item>
            <text:list-item>
              <text:p text:style-name="P5"><text:span text:style-name="T2">Aqui podemos invocar um construtor da nossa própria classe</text:span></text:p>
            </text:list-item>
            <text:list-item>
              <text:p text:style-name="P6">A vantagem de usar um construtor chamando outro é que não iriamos precisar escrever todo o código que está dentro de um em outro , como vemos no exemplo abaixo o primeiro construtor economiza linhas ao invocar o <text:span text:style-name="T5">this </text:span><text:span text:style-name="T9">ele passa os argumentos direto.</text:span></text:p>
              <text:p text:style-name="P9"><text:span text:style-name="T2"><text:s/></text:span></text:p>
            </text:list-item>
          </text:list>
        </text:list-item>
      </text:list>
      <text:p text:style-name="P4"><text:span text:style-name="T2"/></text:p>
      <text:p text:style-name="P4"><text:span text:style-name="T2"/></text:p>
      <text:p text:style-name="P7"><text:span text:style-name="T3">public</text:span><text:span text:style-name="T7"> Teclado(String fabricante) {</text:span></text:p>
      <text:p text:style-name="P12"><text:span text:style-name="T7"><text:tab/></text:span><text:span text:style-name="T4">this</text:span><text:span text:style-name="T7">(fabricante, 0, </text:span><text:span text:style-name="T11">"pt_br"</text:span><text:span text:style-name="T7">)</text:span><text:span text:style-name="T7">; </text:span></text:p>
      <text:p text:style-name="P4"><text:span text:style-name="T2">}</text:span></text:p>
      <text:p text:style-name="P4"><text:span text:style-name="T2"/></text:p>
      <text:p text:style-name="P7"><text:span text:style-name="T3">public</text:span><text:span text:style-name="T7"> Teclado(String fabricante, </text:span><text:span text:style-name="T3">double</text:span><text:span text:style-name="T7"> preco, String layOut) {</text:span></text:p>
      <text:p text:style-name="P12"><text:span text:style-name="T6"><text:tab/><text:tab/></text:span><text:span text:style-name="T4">super</text:span><text:span text:style-name="T6">(fabricante, preco);</text:span></text:p>
      <text:p text:style-name="P13"><text:span text:style-name="T8"><text:tab/><text:tab/></text:span><text:span text:style-name="T5">this</text:span><text:span text:style-name="T8">.</text:span><text:span text:style-name="T10">layOut</text:span><text:span text:style-name="T8"> = layOut; </text:span></text:p>
      <text:p text:style-name="P4"><text:span text:style-name="T2"><text:tab/><text:tab/><text:tab/><text:tab/><text:tab/></text:span></text:p>
      <text:list xml:id="list1632205176" text:continue-numbering="true" text:style-name="L2">
        <text:list-item>
          <text:list>
            <text:list-header>
              <text:p text:style-name="P5"><text:span text:style-name="T2"><text:s/>}</text:span></text:p>
            </text:list-header>
          </text:list>
        </text:list-item>
      </text:list>
      <text:list xml:id="list1115548199" text:style-name="L4">
        <text:list-header>
          <text:p text:style-name="P10"><text:soft-page-break/></text:p>
        </text:list-header>
        <text:list-item>
          <text:p text:style-name="P10">Toda classe abstrata pode ter métodos concretos e abstratos ou só metodos concretos </text:p>
        </text:list-item>
        <text:list-item>
          <text:p text:style-name="P10">Mas não pode ter um método abstract sem ser uma classe abstrata </text:p>
        </text:list-item>
        <text:list-item>
          <text:p text:style-name="P10">Uma classe abstrata não pode ser instânciada </text:p>
        </text:list-item>
        <text:list-item>
          <text:p text:style-name="P10">Um método abstratc também <text:s/>não possui corpo </text:p>
        </text:list-item>
        <text:list-item>
          <text:p text:style-name="P10">Toda classe abstrac tem que ser implementada (extends) </text:p>
        </text:list-item>
      </text:list>
      <text:p text:style-name="P11"/>
      <text:list xml:id="list1104095806" text:continue-numbering="true" text:style-name="L4">
        <text:list-header>
          <text:p text:style-name="P10"/>
        </text:list-header>
      </text:list>
      <text:p text:style-name="Standard"><text:tab/></text:p>
      <text:p text:style-name="Standard"><text:tab/></text:p>
      <text:list xml:id="list1997528691" text:style-name="L3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09:13:55</meta:creation-date>
    <dc:date>2016-10-08T18:25:46</dc:date>
    <meta:editing-duration>PT4H48M7S</meta:editing-duration>
    <meta:editing-cycles>3</meta:editing-cycles>
    <meta:generator>LibreOffice/3.5$Linux_x86 LibreOffice_project/350m1$Build-202</meta:generator>
    <meta:document-statistic meta:table-count="0" meta:image-count="0" meta:object-count="0" meta:page-count="2" meta:paragraph-count="39" meta:word-count="318" meta:character-count="1806" meta:non-whitespace-character-count="1504"/>
  </office:meta>
</office:document-meta>
</file>